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, very bright wood color,,</text:p>
            <text:p>30% recycled woodfibres, PLA/PHA + fine pinewood fibres,,</text:p>
            <text:p>Can be sanded,Good with wood filler and wood sta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4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20:05:51.056516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8-16T20:20:04.838457347</dc:date>
    <meta:editing-duration>PT20H30M29S</meta:editing-duration>
    <meta:editing-cycles>74</meta:editing-cycles>
    <meta:generator>LibreOffice/6.2.6.2$Linux_X86_64 LibreOffice_project/20$Build-2</meta:generator>
    <meta:document-statistic meta:table-count="1" meta:cell-count="63" meta:object-count="0"/>
  </office:meta>
</office:document-meta>
</file>